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0.9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5.276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5.152cm"/>
    </style:style>
    <style:style style:name="co11" style:family="table-column">
      <style:table-column-properties fo:break-before="auto" style:column-width="3.979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daten" table:style-name="ta1">
        <table:shapes>
          <draw:frame draw:z-index="0" draw:style-name="gr1" draw:text-style-name="P1" svg:width="37.915cm" svg:height="27.505cm" svg:x="15.34cm" svg:y="9.146cm">
            <draw:object draw:notify-on-update-of-ranges="testdaten.A2:testdaten.A99 testdaten.A2:testdaten.A99 testdaten.B1:testdaten.B1 testdaten.B2:testdaten.B99 testdaten.A2:testdaten.A99 testdaten.C1:testdaten.C1 testdaten.C2:testdaten.C99 testdaten.A2:testdaten.A99 testdaten.D1:testdaten.D1 testdaten.D2:testdaten.D99 testdaten.A2:testdaten.A99 testdaten.E1:testdaten.E1 testdaten.E2:testdaten.E99 testdaten.A2:testdaten.A99 testdaten.F1:testdaten.F1 testdaten.F2:testdaten.F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seed123malloc</text:p>
          </table:table-cell>
          <table:table-cell office:value-type="string" calcext:value-type="string">
            <text:p>seed666malloc</text:p>
          </table:table-cell>
          <table:table-cell office:value-type="string" calcext:value-type="string">
            <text:p>seed123buff</text:p>
          </table:table-cell>
          <table:table-cell office:value-type="string" calcext:value-type="string">
            <text:p>array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UCHTUNG! ALTE DATEN!!! <text:s text:c="4"/>Aktuelle Daten auf nächster Seit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7000" calcext:value-type="float">
            <text:p>77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79000" calcext:value-type="float">
            <text:p>790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1000" calcext:value-type="float">
            <text:p>81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2000" calcext:value-type="float">
            <text:p>820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6000" calcext:value-type="float">
            <text:p>86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89000" calcext:value-type="float">
            <text:p>890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1000" calcext:value-type="float">
            <text:p>910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4000" calcext:value-type="float">
            <text:p>940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98000" calcext:value-type="float">
            <text:p>980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</table:table>
      <table:table table:name="echtedaten" table:style-name="ta1">
        <table:shapes>
          <draw:frame draw:z-index="0" draw:style-name="gr1" draw:text-style-name="P1" svg:width="37.609cm" svg:height="24.993cm" svg:x="0.338cm" svg:y="48.949cm">
            <draw:object draw:notify-on-update-of-ranges="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 echtedaten.A2:echtedaten.A100 echtedaten.F1:echtedaten.F1 echtedaten.F2:echtedaten.F100 echtedaten.A2:echtedaten.A100 echtedaten.G1:echtedaten.G1 echtedaten.G2:echtedaten.G100 echtedaten.A2:echtedaten.A100 echtedaten.H1:echtedaten.H1 echtedaten.H2:echtedaten.H100 echtedaten.A2:echtedaten.A100 echtedaten.I1:echtedaten.I1 echtedaten.I2:echtedaten.I100 echtedaten.A2:echtedaten.A100 echtedaten.K1:echtedaten.K1 echtedaten.K2:echtedaten.K100 echtedaten.A2:echtedaten.A100 echtedaten.J1:echtedaten.J1 echtedaten.J2:echtedaten.J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7.609cm" svg:height="24.993cm" svg:x="0.522cm" svg:y="74.467cm">
            <draw:object draw:notify-on-update-of-ranges="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7.609cm" svg:height="24.993cm" svg:x="0cm" svg:y="100.096cm">
            <draw:object draw:notify-on-update-of-ranges="echtedaten.A2:echtedaten.A100 echtedaten.G1:echtedaten.G1 echtedaten.G2:echtedaten.G100 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37.609cm" svg:height="24.993cm" svg:x="0cm" svg:y="126.307cm">
            <draw:object draw:notify-on-update-of-ranges="echtedaten.A2:echtedaten.A100 echtedaten.F1:echtedaten.F1 echtedaten.F2:echtedaten.F100 echtedaten.A2:echtedaten.A100 echtedaten.G1:echtedaten.G1 echtedaten.G2:echtedaten.G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37.609cm" svg:height="24.993cm" svg:x="0.073cm" svg:y="151.872cm">
            <draw:object draw:notify-on-update-of-ranges="echtedaten.A2:echtedaten.A100 echtedaten.F1:echtedaten.F1 echtedaten.F2:echtedaten.F100 echtedaten.A2:echtedaten.A100 echtedaten.G1:echtedaten.G1 echtedaten.G2:echtedaten.G100 echtedaten.A2:echtedaten.A100 echtedaten.H1:echtedaten.H1 echtedaten.H2:echtedaten.H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37.609cm" svg:height="24.993cm" svg:x="0.001cm" svg:y="177.009cm">
            <draw:object draw:notify-on-update-of-ranges="echtedaten.A1:echtedaten.A1 echtedaten.A2:echtedaten.A100 echtedaten.I1:echtedaten.I1 echtedaten.I2:echtedaten.I100 echtedaten.A2:echtedaten.A100 echtedaten.G1:echtedaten.G1 echtedaten.G2:echtedaten.G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37.609cm" svg:height="24.993cm" svg:x="0cm" svg:y="202.071cm">
            <draw:object draw:notify-on-update-of-ranges="echtedaten.A2:echtedaten.A100 echtedaten.K1:echtedaten.K1 echtedaten.K2:echtedaten.K100 echtedaten.A2:echtedaten.A100 echtedaten.J1:echtedaten.J1 echtedaten.J2:echtedaten.J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37.609cm" svg:height="24.993cm" svg:x="0.001cm" svg:y="227.583cm">
            <draw:object draw:notify-on-update-of-ranges="echtedaten.A2:echtedaten.A100 echtedaten.F1:echtedaten.F1 echtedaten.F2:echtedaten.F100 echtedaten.A2:echtedaten.A100 echtedaten.G1:echtedaten.G1 echtedaten.G2:echtedaten.G100 echtedaten.A2:echtedaten.A100 echtedaten.H1:echtedaten.H1 echtedaten.H2:echtedaten.H100 echtedaten.A2:echtedaten.A100 echtedaten.I1:echtedaten.I1 echtedaten.I2:echtedaten.I100 echtedaten.A2:echtedaten.A100 echtedaten.K1:echtedaten.K1 echtedaten.K2:echtedaten.K100 echtedaten.A2:echtedaten.A100 echtedaten.J1:echtedaten.J1 echtedaten.J2:echtedaten.J100 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37.609cm" svg:height="24.993cm" svg:x="52.709cm" svg:y="127.791cm">
            <draw:object draw:notify-on-update-of-ranges="echtedaten.A2:echtedaten.A100 echtedaten.G1:echtedaten.G1 echtedaten.G2:echtedaten.G100 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37.609cm" svg:height="24.993cm" svg:x="39.149cm" svg:y="100.698cm">
            <draw:object draw:notify-on-update-of-ranges="echtedaten.A2:echtedaten.A100 echtedaten.G1:echtedaten.G1 echtedaten.G2:echtedaten.G100 echtedaten.A2:echtedaten.A100 echtedaten.K1:echtedaten.K1 echtedaten.K2:echtedaten.K100 echtedaten.A2:echtedaten.A100 echtedaten.B1:echtedaten.B1 echtedaten.B2:echtedaten.B100 echtedaten.A2:echtedaten.A100 echtedaten.C1:echtedaten.C1 echtedaten.C2:echtedaten.C100 echtedaten.A2:echtedaten.A100 echtedaten.D1:echtedaten.D1 echtedaten.D2:echtedaten.D100 echtedaten.A2:echtedaten.A100 echtedaten.E1:echtedaten.E1 echtedaten.E2:echtedaten.E1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ray get bin</text:p>
          </table:table-cell>
          <table:table-cell office:value-type="string" calcext:value-type="string">
            <text:p>array set bin</text:p>
          </table:table-cell>
          <table:table-cell office:value-type="string" calcext:value-type="string">
            <text:p>array get</text:p>
          </table:table-cell>
          <table:table-cell office:value-type="string" calcext:value-type="string">
            <text:p>array set</text:p>
          </table:table-cell>
          <table:table-cell office:value-type="string" calcext:value-type="string">
            <text:p>skiplist set malloc seed:123(2)</text:p>
          </table:table-cell>
          <table:table-cell office:value-type="string" calcext:value-type="string">
            <text:p>skiplist set malloc seed:123</text:p>
          </table:table-cell>
          <table:table-cell office:value-type="string" calcext:value-type="string">
            <text:p>skiplist set malloc seed:456</text:p>
          </table:table-cell>
          <table:table-cell office:value-type="string" calcext:value-type="string">
            <text:p>skiplist set buffer seed:123</text:p>
          </table:table-cell>
          <table:table-cell office:value-type="string" calcext:value-type="string">
            <text:p>skiplist get buffer</text:p>
          </table:table-cell>
          <table:table-cell office:value-type="string" calcext:value-type="string">
            <text:p>skiplist get malloc</text:p>
          </table:table-cell>
          <table:table-cell office:value-type="string" calcext:value-type="string">
            <text:p>hashmap set</text:p>
          </table:table-cell>
          <table:table-cell office:value-type="string" calcext:value-type="string">
            <text:p>hashmap ge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layeranalytics" table:style-name="ta1">
        <table:shapes>
          <draw:frame draw:z-index="0" draw:style-name="gr1" draw:text-style-name="P1" svg:width="22.379cm" svg:height="15.754cm" svg:x="0.769cm" svg:y="45.954cm">
            <draw:object draw:notify-on-update-of-ranges="layeranalytics.B2:layeranalytics.B100 layeranalytics.C1:layeranalytics.C1 layeranalytics.C2:layeranalytics.C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2.004cm" svg:height="23.626cm" svg:x="10.102cm" svg:y="3.894cm">
            <draw:object draw:notify-on-update-of-ranges="layeranalytics.A2:layeranalytics.A100 layeranalytics.B1:layeranalytics.B1 layeranalytics.B2:layeranalytics.B100 layeranalytics.C1:layeranalytics.C1 layeranalytics.C2:layeranalytics.C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8:11:00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3T13:03:53.353000000</meta:creation-date>
    <dc:date>2021-10-17T18:12:11.366000000</dc:date>
    <meta:editing-duration>P2DT2M17S</meta:editing-duration>
    <meta:editing-cycles>41</meta:editing-cycles>
    <meta:generator>LibreOffice/7.0.4.2$Windows_X86_64 LibreOffice_project/dcf040e67528d9187c66b2379df5ea4407429775</meta:generator>
    <meta:document-statistic meta:table-count="3" meta:cell-count="1996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00de" draw:fill-color="#ff00d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916cm" svg:height="27.506cm" xlink:href=".." xlink:type="simple" chart:class="chart:scatter" chart:column-mapping="0 1 2 3 4" chart:style-name="ch1">
        <chart:legend chart:legend-position="end" svg:x="34.859cm" svg:y="12.458cm" style:legend-expansion="high" chart:style-name="ch2"/>
        <chart:plot-area chart:style-name="ch3" table:cell-range-address="testdaten.A1:testdaten.F99" chart:data-source-has-labels="both" svg:x="2.168cm" svg:y="0.957cm" svg:width="28.724cm" svg:height="24.659cm">
          <chart:coordinate-region svg:x="2.975cm" svg:y="1.156cm" svg:width="27.36cm" svg:height="23.813cm"/>
          <chart:axis chart:dimension="x" chart:name="primary-x" chart:style-name="ch4" chartooo:axis-type="auto">
            <chart:categories table:cell-range-address="testdaten.A2:testdaten.A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daten.B2:testdaten.B99" chart:label-cell-address="testdaten.B1:testdaten.B1" chart:class="chart:scatter">
            <chart:domain table:cell-range-address="testdaten.A2:testdaten.A99"/>
            <chart:data-point chart:repeated="98"/>
          </chart:series>
          <chart:series chart:style-name="ch8" chart:values-cell-range-address="testdaten.C2:testdaten.C99" chart:label-cell-address="testdaten.C1:testdaten.C1" chart:class="chart:scatter">
            <chart:data-point chart:repeated="98"/>
          </chart:series>
          <chart:series chart:style-name="ch9" chart:values-cell-range-address="testdaten.D2:testdaten.D99" chart:label-cell-address="testdaten.D1:testdaten.D1" chart:class="chart:scatter">
            <chart:data-point chart:repeated="87"/>
            <chart:data-point chart:style-name="ch10"/>
            <chart:data-point chart:repeated="2"/>
            <chart:data-point chart:style-name="ch10" chart:repeated="2"/>
            <chart:data-point chart:repeated="6"/>
          </chart:series>
          <chart:series chart:style-name="ch11" chart:values-cell-range-address="testdaten.E2:testdaten.E99" chart:label-cell-address="testdaten.E1:testdaten.E1" chart:class="chart:scatter">
            <chart:data-point chart:repeated="98"/>
          </chart:series>
          <chart:series chart:style-name="ch12" chart:values-cell-range-address="testdaten.F2:testdaten.F99" chart:label-cell-address="testdaten.F1:testdaten.F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ed123malloc</text:p>
                <draw:g>
                  <svg:desc>testdaten.B1:testdaten.B1</svg:desc>
                </draw:g>
              </table:table-cell>
              <table:table-cell office:value-type="string">
                <text:p>seed123malloc</text:p>
                <draw:g>
                  <svg:desc>testdaten.C1:testdaten.C1</svg:desc>
                </draw:g>
              </table:table-cell>
              <table:table-cell office:value-type="string">
                <text:p>seed666malloc</text:p>
                <draw:g>
                  <svg:desc>testdaten.D1:testdaten.D1</svg:desc>
                </draw:g>
              </table:table-cell>
              <table:table-cell office:value-type="string">
                <text:p>seed123buff</text:p>
                <draw:g>
                  <svg:desc>testdaten.E1:testdaten.E1</svg:desc>
                </draw:g>
              </table:table-cell>
              <table:table-cell office:value-type="string">
                <text:p>array</text:p>
                <draw:g>
                  <svg:desc>testdaten.F1:testdaten.F1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testdaten.A2:testdaten.A99</svg:desc>
                </draw:g>
              </table:table-cell>
              <table:table-cell office:value-type="float" office:value="3000">
                <text:p>3000</text:p>
                <draw:g>
                  <svg:desc>testdaten.A2:testdaten.A99</svg:desc>
                </draw:g>
              </table:table-cell>
              <table:table-cell office:value-type="float" office:value="1">
                <text:p>1</text:p>
                <draw:g>
                  <svg:desc>testdaten.B2:testdaten.B99</svg:desc>
                </draw:g>
              </table:table-cell>
              <table:table-cell office:value-type="float" office:value="1">
                <text:p>1</text:p>
                <draw:g>
                  <svg:desc>testdaten.C2:testdaten.C99</svg:desc>
                </draw:g>
              </table:table-cell>
              <table:table-cell office:value-type="float" office:value="2">
                <text:p>2</text:p>
                <draw:g>
                  <svg:desc>testdaten.D2:testdaten.D99</svg:desc>
                </draw:g>
              </table:table-cell>
              <table:table-cell office:value-type="float" office:value="1">
                <text:p>1</text:p>
                <draw:g>
                  <svg:desc>testdaten.E2:testdaten.E99</svg:desc>
                </draw:g>
              </table:table-cell>
              <table:table-cell office:value-type="float" office:value="1">
                <text:p>1</text:p>
                <draw:g>
                  <svg:desc>testdaten.F2:testdaten.F99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8">
                <text:p>208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8cm" svg:height="15.755cm" xlink:href=".." xlink:type="simple" chart:class="chart:scatter" chart:style-name="ch1">
        <chart:legend chart:legend-position="end" svg:x="20.699cm" svg:y="7.578cm" style:legend-expansion="high" chart:style-name="ch2"/>
        <chart:plot-area chart:style-name="ch3" table:cell-range-address="layeranalytics.B2:layeranalytics.C100 layeranalytics.C1:layeranalytics.C1" chart:data-source-has-labels="row" svg:x="0.447cm" svg:y="0.315cm" svg:width="19.805cm" svg:height="15.125cm">
          <chart:coordinate-region svg:x="0.883cm" svg:y="0.514cm" svg:width="18.904cm" svg:height="14.2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yeranalytics.C2:layeranalytics.C100" chart:label-cell-address="layeranalytics.C1:layeranalytics.C1" chart:class="chart:scatter">
            <chart:domain table:cell-range-address="layeranalytics.B2:layeranalytics.B100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ayers</text:p>
                <draw:g>
                  <svg:desc>layeranalytics.C1:layeranaly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yeranalytics.B2:layeranalytics.B100</svg:desc>
                </draw:g>
              </table:table-cell>
              <table:table-cell office:value-type="float" office:value="6">
                <text:p>6</text:p>
                <draw:g>
                  <svg:desc>layeranalytics.C2:layeranalytics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7cff" draw:fill-color="#007c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005cm" svg:height="23.627cm" xlink:href=".." xlink:type="simple" chart:class="chart:line" chart:style-name="ch1">
        <chart:legend chart:legend-position="end" svg:x="37.055cm" svg:y="0.412cm" style:legend-expansion="custom" svg:width="4.64cm" svg:height="22.488cm" style:legend-expansion-aspect-ratio="0.206332266097474" chart:style-name="ch2"/>
        <chart:plot-area chart:style-name="ch3" table:cell-range-address="layeranalytics.A1:layeranalytics.C100" chart:data-source-has-labels="both" svg:x="2.226cm" svg:y="1.106cm" svg:width="34.964cm" svg:height="21.967cm">
          <chart:coordinate-region svg:x="3.033cm" svg:y="1.305cm" svg:width="34.018cm" svg:height="20.452cm"/>
          <chart:axis chart:dimension="x" chart:name="primary-x" chart:style-name="ch4" chartooo:axis-type="auto">
            <chartooo:date-scale/>
            <chart:categories table:cell-range-address="layeranalytics.A2:layeranalytics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yeranalytics.B2:layeranalytics.B100" chart:label-cell-address="layeranalytics.B1:layeranalytics.B1" chart:class="chart:line">
            <chart:data-point chart:repeated="99"/>
          </chart:series>
          <chart:series chart:style-name="ch7" chart:values-cell-range-address="layeranalytics.C2:layeranalytics.C100" chart:label-cell-address="layeranalytics.C1:layeranalytics.C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layeranalytics.B1:layeranalytics.B1</svg:desc>
                </draw:g>
              </table:table-cell>
              <table:table-cell office:value-type="string">
                <text:p>layers</text:p>
                <draw:g>
                  <svg:desc>layeranalytics.C1:layeranalytics.C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layeranalytics.A2:layeranalytics.A100</svg:desc>
                </draw:g>
              </table:table-cell>
              <table:table-cell office:value-type="float" office:value="0">
                <text:p>0</text:p>
                <draw:g>
                  <svg:desc>layeranalytics.B2:layeranalytics.B100</svg:desc>
                </draw:g>
              </table:table-cell>
              <table:table-cell office:value-type="float" office:value="6">
                <text:p>6</text:p>
                <draw:g>
                  <svg:desc>layeranalytics.C2:layeranalytics.C100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5 1 2 3 4" chart:style-name="ch1">
        <chart:legend chart:legend-position="end" svg:x="32.569cm" svg:y="11.202cm" style:legend-expansion="high" chart:style-name="ch2"/>
        <chart:plot-area chart:style-name="ch3" table:cell-range-address="echtedaten.A2:echtedaten.E100 echtedaten.G1:echtedaten.G100 echtedaten.B1:echtedaten.E1" chart:data-source-has-labels="row" svg:x="0.752cm" svg:y="0.499cm" svg:width="31.065cm" svg:height="23.996cm">
          <chart:coordinate-region svg:x="1.373cm" svg:y="0.698cm" svg:width="29.701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G2:echtedaten.G100" chart:label-cell-address="echtedaten.G1:echtedaten.G1" chart:class="chart:scatter">
            <chart:domain table:cell-range-address="echtedaten.A2:echtedaten.A100"/>
            <chart:data-point chart:repeated="76"/>
            <chart:data-point chart:style-name="ch8"/>
            <chart:data-point chart:repeated="22"/>
          </chart:series>
          <chart:series chart:style-name="ch9" chart:values-cell-range-address="echtedaten.B2:echtedaten.B100" chart:label-cell-address="echtedaten.B1:echtedaten.B1" chart:class="chart:scatter">
            <chart:data-point chart:repeated="99"/>
          </chart:series>
          <chart:series chart:style-name="ch10" chart:values-cell-range-address="echtedaten.C2:echtedaten.C100" chart:label-cell-address="echtedaten.C1:echtedaten.C1" chart:class="chart:scatter">
            <chart:data-point chart:repeated="99"/>
          </chart:series>
          <chart:series chart:style-name="ch11" chart:values-cell-range-address="echtedaten.D2:echtedaten.D100" chart:label-cell-address="echtedaten.D1:echtedaten.D1" chart:class="chart:scatter">
            <chart:data-point chart:repeated="99"/>
          </chart:series>
          <chart:series chart:style-name="ch12" chart:values-cell-range-address="echtedaten.E2:echtedaten.E100" chart:label-cell-address="echtedaten.E1:echtedaten.E1" chart:class="chart:scatter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cff" draw:fill-color="#000c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circle" chart:symbol-width="0.25cm" chart:symbol-height="0.25cm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5 6 1 2 3 4" chart:style-name="ch1">
        <chart:legend chart:legend-position="end" svg:x="32.569cm" svg:y="10.953cm" style:legend-expansion="high" chart:style-name="ch2"/>
        <chart:plot-area chart:style-name="ch3" table:cell-range-address="echtedaten.A2:echtedaten.E100 echtedaten.G1:echtedaten.G100 echtedaten.K1:echtedaten.K100 echtedaten.B1:echtedaten.E1" chart:data-source-has-labels="row" svg:x="0.752cm" svg:y="0.499cm" svg:width="31.065cm" svg:height="23.996cm">
          <chart:coordinate-region svg:x="1.373cm" svg:y="0.698cm" svg:width="29.701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G2:echtedaten.G100" chart:label-cell-address="echtedaten.G1:echtedaten.G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K2:echtedaten.K100" chart:label-cell-address="echtedaten.K1:echtedaten.K1" chart:class="chart:scatter">
            <chart:data-point chart:repeated="96"/>
            <chart:data-point chart:style-name="ch9"/>
            <chart:data-point chart:repeated="2"/>
          </chart:series>
          <chart:series chart:style-name="ch10" chart:values-cell-range-address="echtedaten.B2:echtedaten.B100" chart:label-cell-address="echtedaten.B1:echtedaten.B1" chart:class="chart:scatter">
            <chart:data-point chart:repeated="99"/>
          </chart:series>
          <chart:series chart:style-name="ch11" chart:values-cell-range-address="echtedaten.C2:echtedaten.C100" chart:label-cell-address="echtedaten.C1:echtedaten.C1" chart:class="chart:scatter">
            <chart:data-point chart:repeated="99"/>
          </chart:series>
          <chart:series chart:style-name="ch12" chart:values-cell-range-address="echtedaten.D2:echtedaten.D100" chart:label-cell-address="echtedaten.D1:echtedaten.D1" chart:class="chart:scatter">
            <chart:data-point chart:repeated="99"/>
          </chart:series>
          <chart:series chart:style-name="ch13" chart:values-cell-range-address="echtedaten.E2:echtedaten.E100" chart:label-cell-address="echtedaten.E1:echtedaten.E1" chart:class="chart:scatter">
            <chart:data-point chart:repeated="9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skiplist get malloc</text:p>
                <draw:g>
                  <svg:desc>echtedaten.K1:echtedaten.K1</svg:desc>
                </draw:g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1">
                <text:p>1</text:p>
                <draw:g>
                  <svg:desc>echtedaten.K2:echtedaten.K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6">
                <text:p>1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9">
                <text:p>19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7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7">
                <text:p>15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7">
                <text:p>10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7cff" draw:fill-color="#007c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1 2 3 4 5 6 7 8 10 9" chart:style-name="ch1">
        <chart:legend chart:legend-position="end" svg:x="32.172cm" svg:y="9.957cm" style:legend-expansion="high" chart:style-name="ch2"/>
        <chart:plot-area chart:style-name="ch3" table:cell-range-address="echtedaten.A2:echtedaten.J100 echtedaten.B1:echtedaten.J1 echtedaten.K1:echtedaten.K100" chart:data-source-has-labels="row" svg:x="0.752cm" svg:y="0.499cm" svg:width="30.668cm" svg:height="23.996cm">
          <chart:coordinate-region svg:x="1.373cm" svg:y="0.698cm" svg:width="29.304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B2:echtedaten.B100" chart:label-cell-address="echtedaten.B1:echtedaten.B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C2:echtedaten.C100" chart:label-cell-address="echtedaten.C1:echtedaten.C1" chart:class="chart:scatter">
            <chart:data-point chart:repeated="99"/>
          </chart:series>
          <chart:series chart:style-name="ch9" chart:values-cell-range-address="echtedaten.D2:echtedaten.D100" chart:label-cell-address="echtedaten.D1:echtedaten.D1" chart:class="chart:scatter">
            <chart:data-point chart:repeated="99"/>
          </chart:series>
          <chart:series chart:style-name="ch10" chart:values-cell-range-address="echtedaten.E2:echtedaten.E100" chart:label-cell-address="echtedaten.E1:echtedaten.E1" chart:class="chart:scatter">
            <chart:data-point chart:repeated="99"/>
          </chart:series>
          <chart:series chart:style-name="ch11" chart:values-cell-range-address="echtedaten.F2:echtedaten.F100" chart:label-cell-address="echtedaten.F1:echtedaten.F1" chart:class="chart:scatter">
            <chart:data-point chart:repeated="99"/>
          </chart:series>
          <chart:series chart:style-name="ch12" chart:values-cell-range-address="echtedaten.G2:echtedaten.G100" chart:label-cell-address="echtedaten.G1:echtedaten.G1" chart:class="chart:scatter">
            <chart:data-point chart:repeated="99"/>
          </chart:series>
          <chart:series chart:style-name="ch13" chart:values-cell-range-address="echtedaten.H2:echtedaten.H100" chart:label-cell-address="echtedaten.H1:echtedaten.H1" chart:class="chart:scatter">
            <chart:data-point chart:repeated="99"/>
          </chart:series>
          <chart:series chart:style-name="ch14" chart:values-cell-range-address="echtedaten.I2:echtedaten.I100" chart:label-cell-address="echtedaten.I1:echtedaten.I1" chart:class="chart:scatter">
            <chart:data-point chart:repeated="99"/>
          </chart:series>
          <chart:series chart:style-name="ch15" chart:values-cell-range-address="echtedaten.K2:echtedaten.K100" chart:label-cell-address="echtedaten.K1:echtedaten.K1" chart:class="chart:scatter">
            <chart:data-point chart:repeated="96"/>
            <chart:data-point chart:style-name="ch16"/>
            <chart:data-point chart:repeated="2"/>
          </chart:series>
          <chart:series chart:style-name="ch17" chart:values-cell-range-address="echtedaten.J2:echtedaten.J100" chart:label-cell-address="echtedaten.J1:echtedaten.J1" chart:class="chart:scatter">
            <chart:data-point chart:repeated="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  <table:table-cell office:value-type="string">
                <text:p>skiplist set malloc seed:123(2)</text:p>
                <draw:g>
                  <svg:desc>echtedaten.F1:echtedaten.F1</svg:desc>
                </draw:g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skiplist set malloc seed:456</text:p>
                <draw:g>
                  <svg:desc>echtedaten.H1:echtedaten.H1</svg:desc>
                </draw:g>
              </table:table-cell>
              <table:table-cell office:value-type="string">
                <text:p>skiplist set buffer seed:123</text:p>
                <draw:g>
                  <svg:desc>echtedaten.I1:echtedaten.I1</svg:desc>
                </draw:g>
              </table:table-cell>
              <table:table-cell office:value-type="string">
                <text:p>skiplist get malloc</text:p>
                <draw:g>
                  <svg:desc>echtedaten.K1:echtedaten.K1</svg:desc>
                </draw:g>
              </table:table-cell>
              <table:table-cell office:value-type="string">
                <text:p>skiplist get buffer</text:p>
                <draw:g>
                  <svg:desc>echtedaten.J1:echtedate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  <table:table-cell office:value-type="float" office:value="1">
                <text:p>1</text:p>
                <draw:g>
                  <svg:desc>echtedaten.F2:echtedaten.F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1">
                <text:p>1</text:p>
                <draw:g>
                  <svg:desc>echtedaten.H2:echtedaten.H100</svg:desc>
                </draw:g>
              </table:table-cell>
              <table:table-cell office:value-type="float" office:value="1">
                <text:p>1</text:p>
                <draw:g>
                  <svg:desc>echtedaten.I2:echtedaten.I100</svg:desc>
                </draw:g>
              </table:table-cell>
              <table:table-cell office:value-type="float" office:value="1">
                <text:p>1</text:p>
                <draw:g>
                  <svg:desc>echtedaten.K2:echtedaten.K100</svg:desc>
                </draw:g>
              </table:table-cell>
              <table:table-cell office:value-type="float" office:value="1">
                <text:p>1</text:p>
                <draw:g>
                  <svg:desc>echtedaten.J2:echtedaten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34">
                <text:p>1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171">
                <text:p>171</text:p>
              </table:table-cell>
              <table:table-cell office:value-type="float" office:value="177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style-name="ch1">
        <chart:legend chart:legend-position="end" svg:x="34.95cm" svg:y="11.451cm" style:legend-expansion="high" chart:style-name="ch2"/>
        <chart:plot-area chart:style-name="ch3" table:cell-range-address="echtedaten.A2:echtedaten.E100 echtedaten.B1:echtedaten.E1" chart:data-source-has-labels="row" svg:x="0.752cm" svg:y="0.499cm" svg:width="33.446cm" svg:height="23.996cm">
          <chart:coordinate-region svg:x="1.373cm" svg:y="0.698cm" svg:width="32.082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B2:echtedaten.B100" chart:label-cell-address="echtedaten.B1:echtedaten.B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C2:echtedaten.C100" chart:label-cell-address="echtedaten.C1:echtedaten.C1" chart:class="chart:scatter">
            <chart:data-point chart:repeated="99"/>
          </chart:series>
          <chart:series chart:style-name="ch9" chart:values-cell-range-address="echtedaten.D2:echtedaten.D100" chart:label-cell-address="echtedaten.D1:echtedaten.D1" chart:class="chart:scatter">
            <chart:data-point chart:repeated="99"/>
          </chart:series>
          <chart:series chart:style-name="ch10" chart:values-cell-range-address="echtedaten.E2:echtedaten.E100" chart:label-cell-address="echtedaten.E1:echtedaten.E1" chart:class="chart:scatter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5 1 2 3 4" chart:style-name="ch1">
        <chart:legend chart:legend-position="end" svg:x="32.569cm" svg:y="11.202cm" style:legend-expansion="high" chart:style-name="ch2"/>
        <chart:plot-area chart:style-name="ch3" table:cell-range-address="echtedaten.A2:echtedaten.E100 echtedaten.G1:echtedaten.G100 echtedaten.B1:echtedaten.E1" chart:data-source-has-labels="row" svg:x="0.752cm" svg:y="0.499cm" svg:width="31.065cm" svg:height="23.996cm">
          <chart:coordinate-region svg:x="1.373cm" svg:y="0.698cm" svg:width="29.701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G2:echtedaten.G100" chart:label-cell-address="echtedaten.G1:echtedaten.G1" chart:class="chart:scatter">
            <chart:domain table:cell-range-address="echtedaten.A2:echtedaten.A100"/>
            <chart:data-point chart:repeated="76"/>
            <chart:data-point chart:style-name="ch8"/>
            <chart:data-point chart:repeated="22"/>
          </chart:series>
          <chart:series chart:style-name="ch9" chart:values-cell-range-address="echtedaten.B2:echtedaten.B100" chart:label-cell-address="echtedaten.B1:echtedaten.B1" chart:class="chart:scatter">
            <chart:data-point chart:repeated="99"/>
          </chart:series>
          <chart:series chart:style-name="ch10" chart:values-cell-range-address="echtedaten.C2:echtedaten.C100" chart:label-cell-address="echtedaten.C1:echtedaten.C1" chart:class="chart:scatter">
            <chart:data-point chart:repeated="99"/>
          </chart:series>
          <chart:series chart:style-name="ch11" chart:values-cell-range-address="echtedaten.D2:echtedaten.D100" chart:label-cell-address="echtedaten.D1:echtedaten.D1" chart:class="chart:scatter">
            <chart:data-point chart:repeated="99"/>
          </chart:series>
          <chart:series chart:style-name="ch12" chart:values-cell-range-address="echtedaten.E2:echtedaten.E100" chart:label-cell-address="echtedaten.E1:echtedaten.E1" chart:class="chart:scatter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style-name="ch1">
        <chart:legend chart:legend-position="end" svg:x="32.172cm" svg:y="11.949cm" style:legend-expansion="high" chart:style-name="ch2"/>
        <chart:plot-area chart:style-name="ch3" table:cell-range-address="echtedaten.A2:echtedaten.A100 echtedaten.F1:echtedaten.G100" chart:data-source-has-labels="row" svg:x="0.752cm" svg:y="0.499cm" svg:width="30.668cm" svg:height="23.996cm">
          <chart:coordinate-region svg:x="1.373cm" svg:y="0.698cm" svg:width="29.304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F2:echtedaten.F100" chart:label-cell-address="echtedaten.F1:echtedaten.F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G2:echtedaten.G100" chart:label-cell-address="echtedaten.G1:echtedaten.G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(2)</text:p>
                <draw:g>
                  <svg:desc>echtedaten.F1:echtedaten.F1</svg:desc>
                </draw:g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F2:echtedaten.F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1">
                <text:p>17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7cff" draw:fill-color="#007c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style-name="ch1">
        <chart:legend chart:legend-position="end" svg:x="32.172cm" svg:y="11.7cm" style:legend-expansion="high" chart:style-name="ch2"/>
        <chart:plot-area chart:style-name="ch3" table:cell-range-address="echtedaten.A2:echtedaten.A100 echtedaten.F1:echtedaten.H100" chart:data-source-has-labels="row" svg:x="0.752cm" svg:y="0.499cm" svg:width="30.668cm" svg:height="23.996cm">
          <chart:coordinate-region svg:x="1.373cm" svg:y="0.698cm" svg:width="29.304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F2:echtedaten.F100" chart:label-cell-address="echtedaten.F1:echtedaten.F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G2:echtedaten.G100" chart:label-cell-address="echtedaten.G1:echtedaten.G1" chart:class="chart:scatter">
            <chart:data-point chart:repeated="99"/>
          </chart:series>
          <chart:series chart:style-name="ch9" chart:values-cell-range-address="echtedaten.H2:echtedaten.H100" chart:label-cell-address="echtedaten.H1:echtedaten.H1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(2)</text:p>
                <draw:g>
                  <svg:desc>echtedaten.F1:echtedaten.F1</svg:desc>
                </draw:g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skiplist set malloc seed:456</text:p>
                <draw:g>
                  <svg:desc>echtedaten.H1:echtedat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F2:echtedaten.F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1">
                <text:p>1</text:p>
                <draw:g>
                  <svg:desc>echtedaten.H2:echtedaten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1">
                <text:p>171</text:p>
              </table:table-cell>
              <table:table-cell office:value-type="float" office:value="177">
                <text:p>1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1 0" chart:style-name="ch1">
        <chart:legend chart:legend-position="end" svg:x="32.569cm" svg:y="11.949cm" style:legend-expansion="high" chart:style-name="ch2"/>
        <chart:plot-area chart:style-name="ch3" table:cell-range-address="echtedaten.A1:echtedaten.A100 echtedaten.I1:echtedaten.I100 echtedaten.G1:echtedaten.G100" chart:data-source-has-labels="both" svg:x="0.752cm" svg:y="0.499cm" svg:width="31.065cm" svg:height="23.996cm">
          <chart:coordinate-region svg:x="1.373cm" svg:y="0.698cm" svg:width="29.701cm" svg:height="23.15cm"/>
          <chart:axis chart:dimension="x" chart:name="primary-x" chart:style-name="ch4" chartooo:axis-type="auto">
            <chart:categories table:cell-range-address="echtedaten.A1:echtedaten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htedaten.I2:echtedaten.I100" chart:label-cell-address="echtedaten.I1:echtedaten.I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G2:echtedaten.G100" chart:label-cell-address="echtedaten.G1:echtedaten.G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buffer seed:123</text:p>
                <draw:g>
                  <svg:desc>echtedaten.I1:echtedaten.I1</svg:desc>
                </draw:g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echtedaten.A1:echtedaten.A1</svg:desc>
                </draw:g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I2:echtedaten.I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2000">
                <text:p>12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3000">
                <text:p>13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6000">
                <text:p>16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000">
                <text:p>18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9000">
                <text:p>19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1000">
                <text:p>2100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2000">
                <text:p>22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3000">
                <text:p>2300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000">
                <text:p>24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5000">
                <text:p>25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6000">
                <text:p>26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7000">
                <text:p>2700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8000">
                <text:p>28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29000">
                <text:p>2900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1000">
                <text:p>310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2000">
                <text:p>3200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33000">
                <text:p>3300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34000">
                <text:p>3400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5000">
                <text:p>3500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36000">
                <text:p>3600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37000">
                <text:p>3700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38000">
                <text:p>3800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39000">
                <text:p>3900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41000">
                <text:p>410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000">
                <text:p>420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3000">
                <text:p>43000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44000">
                <text:p>44000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45000">
                <text:p>450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46000">
                <text:p>4600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7000">
                <text:p>47000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48000">
                <text:p>48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9000">
                <text:p>49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51000">
                <text:p>51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2000">
                <text:p>5200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53000">
                <text:p>530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4000">
                <text:p>54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5000">
                <text:p>55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6000">
                <text:p>56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57000">
                <text:p>5700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8000">
                <text:p>58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9000">
                <text:p>59000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78">
                <text:p>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61000">
                <text:p>61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62000">
                <text:p>6200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63000">
                <text:p>63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64000">
                <text:p>6400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5000">
                <text:p>6500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66000">
                <text:p>6600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67000">
                <text:p>6700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68000">
                <text:p>68000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69000">
                <text:p>6900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70000">
                <text:p>7000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1000">
                <text:p>71000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72000">
                <text:p>720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73000">
                <text:p>7300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74000">
                <text:p>7400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75000">
                <text:p>7500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76000">
                <text:p>76000</text:p>
              </table:table-cell>
              <table:table-cell office:value-type="float" office:value="123">
                <text:p>1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77000">
                <text:p>7700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78000">
                <text:p>78000</text:p>
              </table:table-cell>
              <table:table-cell office:value-type="float" office:value="62">
                <text:p>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79000">
                <text:p>7900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81000">
                <text:p>8100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82000">
                <text:p>82000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83000">
                <text:p>83000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84000">
                <text:p>8400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5000">
                <text:p>8500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86000">
                <text:p>8600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87000">
                <text:p>87000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88000">
                <text:p>8800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89000">
                <text:p>8900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90000">
                <text:p>9000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91000">
                <text:p>9100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2000">
                <text:p>92000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93000">
                <text:p>9300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94000">
                <text:p>94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5000">
                <text:p>95000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96000">
                <text:p>960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7000">
                <text:p>97000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98000">
                <text:p>9800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99000">
                <text:p>9900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up" chart:symbol-width="0.25cm" chart:symbol-height="0.25cm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0 2 1" chart:style-name="ch1">
        <chart:legend chart:legend-position="end" svg:x="34.077cm" svg:y="11.949cm" style:legend-expansion="high" chart:style-name="ch2"/>
        <chart:plot-area chart:style-name="ch3" table:cell-range-address="echtedaten.A2:echtedaten.A100 echtedaten.J1:echtedaten.K100" chart:data-source-has-labels="row" svg:x="0.752cm" svg:y="0.499cm" svg:width="32.573cm" svg:height="23.996cm">
          <chart:coordinate-region svg:x="1.373cm" svg:y="0.698cm" svg:width="31.209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K2:echtedaten.K100" chart:label-cell-address="echtedaten.K1:echtedaten.K1" chart:class="chart:scatter">
            <chart:domain table:cell-range-address="echtedaten.A2:echtedaten.A100"/>
            <chart:data-point chart:repeated="96"/>
            <chart:data-point chart:style-name="ch8"/>
            <chart:data-point chart:repeated="2"/>
          </chart:series>
          <chart:series chart:style-name="ch9" chart:values-cell-range-address="echtedaten.J2:echtedaten.J100" chart:label-cell-address="echtedaten.J1:echtedaten.J1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get malloc</text:p>
                <draw:g>
                  <svg:desc>echtedaten.K1:echtedaten.K1</svg:desc>
                </draw:g>
              </table:table-cell>
              <table:table-cell office:value-type="string">
                <text:p>skiplist get buffer</text:p>
                <draw:g>
                  <svg:desc>echtedaten.J1:echtedate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K2:echtedaten.K100</svg:desc>
                </draw:g>
              </table:table-cell>
              <table:table-cell office:value-type="float" office:value="1">
                <text:p>1</text:p>
                <draw:g>
                  <svg:desc>echtedaten.J2:echtedaten.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34">
                <text:p>1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7cff" draw:fill-color="#007c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25cm" chart:symbol-height="0.25cm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7.61cm" svg:height="24.994cm" xlink:href=".." xlink:type="simple" chart:class="chart:scatter" chart:column-mapping="5 6 7 8 10 9 1 2 3 4" chart:style-name="ch1">
        <chart:legend chart:legend-position="end" svg:x="32.172cm" svg:y="9.957cm" style:legend-expansion="high" chart:style-name="ch2"/>
        <chart:plot-area chart:style-name="ch3" table:cell-range-address="echtedaten.A2:echtedaten.E100 echtedaten.F1:echtedaten.K100 echtedaten.B1:echtedaten.E1" chart:data-source-has-labels="row" svg:x="0.752cm" svg:y="0.499cm" svg:width="30.668cm" svg:height="23.996cm">
          <chart:coordinate-region svg:x="1.373cm" svg:y="0.698cm" svg:width="29.304cm" svg:height="23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chtedaten.F2:echtedaten.F100" chart:label-cell-address="echtedaten.F1:echtedaten.F1" chart:class="chart:scatter">
            <chart:domain table:cell-range-address="echtedaten.A2:echtedaten.A100"/>
            <chart:data-point chart:repeated="99"/>
          </chart:series>
          <chart:series chart:style-name="ch8" chart:values-cell-range-address="echtedaten.G2:echtedaten.G100" chart:label-cell-address="echtedaten.G1:echtedaten.G1" chart:class="chart:scatter">
            <chart:data-point chart:repeated="99"/>
          </chart:series>
          <chart:series chart:style-name="ch9" chart:values-cell-range-address="echtedaten.H2:echtedaten.H100" chart:label-cell-address="echtedaten.H1:echtedaten.H1" chart:class="chart:scatter">
            <chart:data-point chart:repeated="99"/>
          </chart:series>
          <chart:series chart:style-name="ch10" chart:values-cell-range-address="echtedaten.I2:echtedaten.I100" chart:label-cell-address="echtedaten.I1:echtedaten.I1" chart:class="chart:scatter">
            <chart:data-point chart:repeated="99"/>
          </chart:series>
          <chart:series chart:style-name="ch11" chart:values-cell-range-address="echtedaten.K2:echtedaten.K100" chart:label-cell-address="echtedaten.K1:echtedaten.K1" chart:class="chart:scatter">
            <chart:data-point chart:repeated="96"/>
            <chart:data-point chart:style-name="ch12"/>
            <chart:data-point chart:repeated="2"/>
          </chart:series>
          <chart:series chart:style-name="ch13" chart:values-cell-range-address="echtedaten.J2:echtedaten.J100" chart:label-cell-address="echtedaten.J1:echtedaten.J1" chart:class="chart:scatter">
            <chart:data-point chart:repeated="99"/>
          </chart:series>
          <chart:series chart:style-name="ch14" chart:values-cell-range-address="echtedaten.B2:echtedaten.B100" chart:label-cell-address="echtedaten.B1:echtedaten.B1" chart:class="chart:scatter">
            <chart:data-point chart:repeated="99"/>
          </chart:series>
          <chart:series chart:style-name="ch15" chart:values-cell-range-address="echtedaten.C2:echtedaten.C100" chart:label-cell-address="echtedaten.C1:echtedaten.C1" chart:class="chart:scatter">
            <chart:data-point chart:repeated="99"/>
          </chart:series>
          <chart:series chart:style-name="ch16" chart:values-cell-range-address="echtedaten.D2:echtedaten.D100" chart:label-cell-address="echtedaten.D1:echtedaten.D1" chart:class="chart:scatter">
            <chart:data-point chart:repeated="99"/>
          </chart:series>
          <chart:series chart:style-name="ch17" chart:values-cell-range-address="echtedaten.E2:echtedaten.E100" chart:label-cell-address="echtedaten.E1:echtedaten.E1" chart:class="chart:scatter">
            <chart:data-point chart:repeated="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kiplist set malloc seed:123(2)</text:p>
                <draw:g>
                  <svg:desc>echtedaten.F1:echtedaten.F1</svg:desc>
                </draw:g>
              </table:table-cell>
              <table:table-cell office:value-type="string">
                <text:p>skiplist set malloc seed:123</text:p>
                <draw:g>
                  <svg:desc>echtedaten.G1:echtedaten.G1</svg:desc>
                </draw:g>
              </table:table-cell>
              <table:table-cell office:value-type="string">
                <text:p>skiplist set malloc seed:456</text:p>
                <draw:g>
                  <svg:desc>echtedaten.H1:echtedaten.H1</svg:desc>
                </draw:g>
              </table:table-cell>
              <table:table-cell office:value-type="string">
                <text:p>skiplist set buffer seed:123</text:p>
                <draw:g>
                  <svg:desc>echtedaten.I1:echtedaten.I1</svg:desc>
                </draw:g>
              </table:table-cell>
              <table:table-cell office:value-type="string">
                <text:p>skiplist get malloc</text:p>
                <draw:g>
                  <svg:desc>echtedaten.K1:echtedaten.K1</svg:desc>
                </draw:g>
              </table:table-cell>
              <table:table-cell office:value-type="string">
                <text:p>skiplist get buffer</text:p>
                <draw:g>
                  <svg:desc>echtedaten.J1:echtedaten.J1</svg:desc>
                </draw:g>
              </table:table-cell>
              <table:table-cell office:value-type="string">
                <text:p>array get bin</text:p>
                <draw:g>
                  <svg:desc>echtedaten.B1:echtedaten.B1</svg:desc>
                </draw:g>
              </table:table-cell>
              <table:table-cell office:value-type="string">
                <text:p>array set bin</text:p>
                <draw:g>
                  <svg:desc>echtedaten.C1:echtedaten.C1</svg:desc>
                </draw:g>
              </table:table-cell>
              <table:table-cell office:value-type="string">
                <text:p>array get</text:p>
                <draw:g>
                  <svg:desc>echtedaten.D1:echtedaten.D1</svg:desc>
                </draw:g>
              </table:table-cell>
              <table:table-cell office:value-type="string">
                <text:p>array set</text:p>
                <draw:g>
                  <svg:desc>echtedaten.E1:echtedat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echtedaten.A2:echtedaten.A100</svg:desc>
                </draw:g>
              </table:table-cell>
              <table:table-cell office:value-type="float" office:value="1">
                <text:p>1</text:p>
                <draw:g>
                  <svg:desc>echtedaten.F2:echtedaten.F100</svg:desc>
                </draw:g>
              </table:table-cell>
              <table:table-cell office:value-type="float" office:value="1">
                <text:p>1</text:p>
                <draw:g>
                  <svg:desc>echtedaten.G2:echtedaten.G100</svg:desc>
                </draw:g>
              </table:table-cell>
              <table:table-cell office:value-type="float" office:value="1">
                <text:p>1</text:p>
                <draw:g>
                  <svg:desc>echtedaten.H2:echtedaten.H100</svg:desc>
                </draw:g>
              </table:table-cell>
              <table:table-cell office:value-type="float" office:value="1">
                <text:p>1</text:p>
                <draw:g>
                  <svg:desc>echtedaten.I2:echtedaten.I100</svg:desc>
                </draw:g>
              </table:table-cell>
              <table:table-cell office:value-type="float" office:value="1">
                <text:p>1</text:p>
                <draw:g>
                  <svg:desc>echtedaten.K2:echtedaten.K100</svg:desc>
                </draw:g>
              </table:table-cell>
              <table:table-cell office:value-type="float" office:value="1">
                <text:p>1</text:p>
                <draw:g>
                  <svg:desc>echtedaten.J2:echtedaten.J100</svg:desc>
                </draw:g>
              </table:table-cell>
              <table:table-cell office:value-type="float" office:value="0">
                <text:p>0</text:p>
                <draw:g>
                  <svg:desc>echtedaten.B2:echtedaten.B100</svg:desc>
                </draw:g>
              </table:table-cell>
              <table:table-cell office:value-type="float" office:value="1">
                <text:p>1</text:p>
                <draw:g>
                  <svg:desc>echtedaten.C2:echtedaten.C100</svg:desc>
                </draw:g>
              </table:table-cell>
              <table:table-cell office:value-type="float" office:value="0">
                <text:p>0</text:p>
                <draw:g>
                  <svg:desc>echtedaten.D2:echtedaten.D100</svg:desc>
                </draw:g>
              </table:table-cell>
              <table:table-cell office:value-type="float" office:value="1">
                <text:p>1</text:p>
                <draw:g>
                  <svg:desc>echtedaten.E2:echtedate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0">
                <text:p>11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0">
                <text:p>1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0">
                <text:p>140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0">
                <text:p>17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0">
                <text:p>21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0">
                <text:p>22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0">
                <text:p>24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0">
                <text:p>2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0">
                <text:p>28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0">
                <text:p>2900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0">
                <text:p>31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0">
                <text:p>32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0">
                <text:p>33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0">
                <text:p>34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0">
                <text:p>350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0">
                <text:p>36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0">
                <text:p>370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0">
                <text:p>38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0">
                <text:p>3900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">
                <text:p>400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0">
                <text:p>41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0">
                <text:p>4300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0">
                <text:p>4400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0">
                <text:p>4500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0">
                <text:p>46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0">
                <text:p>47000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0">
                <text:p>48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0">
                <text:p>49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">
                <text:p>51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0">
                <text:p>52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00">
                <text:p>530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00">
                <text:p>540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00">
                <text:p>550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00">
                <text:p>5600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00">
                <text:p>570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00">
                <text:p>58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00">
                <text:p>5900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0">
                <text:p>60000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00">
                <text:p>61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00">
                <text:p>62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00">
                <text:p>630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00">
                <text:p>64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00">
                <text:p>6500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00">
                <text:p>660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00">
                <text:p>6700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00">
                <text:p>680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00">
                <text:p>6900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00">
                <text:p>7000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00">
                <text:p>7100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00">
                <text:p>7200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00">
                <text:p>7300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34">
                <text:p>134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00">
                <text:p>7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00">
                <text:p>750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00">
                <text:p>76000</text:p>
              </table:table-cell>
              <table:table-cell office:value-type="float" office:value="171">
                <text:p>171</text:p>
              </table:table-cell>
              <table:table-cell office:value-type="float" office:value="177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00">
                <text:p>7700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00">
                <text:p>7800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00">
                <text:p>790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00">
                <text:p>8000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00">
                <text:p>81000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00">
                <text:p>8200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00">
                <text:p>8300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00">
                <text:p>84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00">
                <text:p>850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00">
                <text:p>86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00">
                <text:p>87000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00">
                <text:p>880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00">
                <text:p>890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00">
                <text:p>9000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00">
                <text:p>910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00">
                <text:p>9200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00">
                <text:p>9300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00">
                <text:p>9400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00">
                <text:p>9500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00">
                <text:p>9600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00">
                <text:p>9700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00">
                <text:p>98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00">
                <text:p>99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00">
                <text:p>1000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